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in" table:align="margins" style:writing-mode="lr-tb"/>
    </style:style>
    <style:style style:name="Table1.A" style:family="table-column">
      <style:table-column-properties style:column-width="3.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7in" table:align="margins" style:writing-mode="lr-tb"/>
    </style:style>
    <style:style style:name="Table2.A" style:family="table-column">
      <style:table-column-properties style:column-width="7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25in" fo:margin-right="0in" fo:text-indent="0in" style:auto-text-indent="false">
        <style:tab-stops>
          <style:tab-stop style:position="0.5in"/>
        </style:tab-stops>
      </style:paragraph-properties>
    </style:style>
    <style:style style:name="P2" style:family="paragraph" style:parent-style-name="Plain_20_Text">
      <style:paragraph-properties fo:margin-left="0.25in" fo:margin-right="0in" fo:margin-top="0in" fo:margin-bottom="0.0598in" fo:text-indent="0in" style:auto-text-indent="false"/>
      <style:text-properties style:font-name="Times New Roman" fo:font-size="12pt" style:font-size-asian="12pt" style:font-name-complex="Times New Roman1" style:font-size-complex="12pt"/>
    </style:style>
    <style:style style:name="P3" style:family="paragraph" style:parent-style-name="Plain_20_Text">
      <style:paragraph-properties fo:margin-left="0.25in" fo:margin-right="0in" fo:margin-top="0in" fo:margin-bottom="0.0402in" fo:text-indent="0in" style:auto-text-indent="false">
        <style:tab-stops>
          <style:tab-stop style:position="0.5in"/>
        </style:tab-stops>
      </style:paragraph-properties>
    </style:style>
    <style:style style:name="P4" style:family="paragraph" style:parent-style-name="Plain_20_Text">
      <style:paragraph-properties fo:margin-left="0.25in" fo:margin-right="0in" fo:margin-top="0in" fo:margin-bottom="0.0402in" fo:text-indent="0in" style:auto-text-indent="false"/>
      <style:text-properties style:font-name="Times New Roman" fo:font-size="12pt" style:font-size-asian="12pt" style:font-name-complex="Times New Roman1" style:font-size-complex="12pt"/>
    </style:style>
    <style:style style:name="P5" style:family="paragraph" style:parent-style-name="Plain_20_Text">
      <style:paragraph-properties fo:margin-top="0in" fo:margin-bottom="0.0598in"/>
    </style:style>
    <style:style style:name="P6" style:family="paragraph" style:parent-style-name="Plain_20_Text">
      <style:paragraph-properties fo:margin-top="0in" fo:margin-bottom="0.0598in"/>
      <style:text-properties style:font-name="Times New Roman" fo:font-size="12pt" style:font-size-asian="12pt" style:font-name-complex="Times New Roman1" style:font-size-complex="12pt"/>
    </style:style>
    <style:style style:name="P7" style:family="paragraph" style:parent-style-name="Plain_20_Text">
      <style:paragraph-properties fo:margin-left="0.5in" fo:margin-right="0in" fo:margin-top="0in" fo:margin-bottom="0.0402in" fo:text-indent="0in" style:auto-text-indent="false"/>
      <style:text-properties style:font-name="Times New Roman" fo:font-size="12pt" style:font-size-asian="12pt" style:font-name-complex="Times New Roman1" style:font-size-complex="12pt"/>
    </style:style>
    <style:style style:name="P8" style:family="paragraph" style:parent-style-name="Plain_20_Text">
      <style:paragraph-properties fo:margin-left="0.5in" fo:margin-right="0in" fo:margin-top="0in" fo:margin-bottom="0.0402in" fo:text-indent="0in" style:auto-text-indent="false">
        <style:tab-stops>
          <style:tab-stop style:position="0.5in"/>
        </style:tab-stops>
      </style:paragraph-properties>
      <style:text-properties style:font-name="Times New Roman" fo:font-size="12pt" style:font-size-asian="12pt" style:font-name-complex="Times New Roman1" style:font-size-complex="12pt"/>
    </style:style>
    <style:style style:name="P9" style:family="paragraph" style:parent-style-name="Plain_20_Text">
      <style:paragraph-properties fo:margin-top="0in" fo:margin-bottom="0.0402in"/>
      <style:text-properties style:font-name="Times New Roman" fo:font-size="12pt" style:font-size-asian="12pt" style:font-name-complex="Times New Roman1" style:font-size-complex="12pt"/>
    </style:style>
    <style:style style:name="P10" style:family="paragraph" style:parent-style-name="Plain_20_Text">
      <style:paragraph-properties fo:margin-top="0in" fo:margin-bottom="0.0402in">
        <style:tab-stops>
          <style:tab-stop style:position="0.5in"/>
        </style:tab-stops>
      </style:paragraph-properties>
      <style:text-properties style:font-name="Times New Roman" fo:font-size="12pt" style:font-size-asian="12pt" style:font-name-complex="Times New Roman1" style:font-size-complex="12pt"/>
    </style:style>
    <style:style style:name="P11" style:family="paragraph" style:parent-style-name="Plain_20_Text">
      <style:paragraph-properties fo:margin-left="0.75in" fo:margin-right="0in" fo:margin-top="0in" fo:margin-bottom="0.0402in" fo:text-indent="0.25in" style:auto-text-indent="false"/>
      <style:text-properties style:font-name="Times New Roman" fo:font-size="12pt" style:font-size-asian="12pt" style:font-name-complex="Times New Roman1" style:font-size-complex="12pt"/>
    </style:style>
    <style:style style:name="P12" style:family="paragraph" style:parent-style-name="Plain_20_Text">
      <style:paragraph-properties fo:margin-left="0.75in" fo:margin-right="0in" fo:margin-top="0in" fo:margin-bottom="0.0402in" fo:text-indent="0in" style:auto-text-indent="false"/>
      <style:text-properties style:font-name="Times New Roman" fo:font-size="12pt" style:font-size-asian="12pt" style:font-name-complex="Times New Roman1" style:font-size-complex="12pt"/>
    </style:style>
    <style:style style:name="P13" style:family="paragraph" style:parent-style-name="Standard">
      <style:text-properties fo:color="#339966" style:text-underline-style="solid" style:text-underline-width="auto" style:text-underline-color="font-color" fo:font-weight="bold" style:font-weight-asian="bold"/>
    </style:style>
    <style:style style:name="P14" style:family="paragraph" style:parent-style-name="Normal_20__28_Web_29_" style:master-page-name="Standard">
      <style:paragraph-properties fo:margin-top="0in" fo:margin-bottom="0.1945in" style:page-number="auto">
        <style:tab-stops>
          <style:tab-stop style:position="3.5in" style:type="center"/>
          <style:tab-stop style:position="4.872in"/>
        </style:tab-stops>
      </style:paragraph-properties>
      <style:text-properties fo:font-weight="bold" style:font-weight-asian="bold"/>
    </style:style>
    <style:style style:name="P15" style:family="paragraph" style:parent-style-name="Plain_20_Text">
      <style:paragraph-properties fo:margin-top="0in" fo:margin-bottom="0.0598in"/>
      <style:text-properties style:font-name="Times New Roman" fo:font-size="12pt" style:font-size-asian="12pt" style:font-name-complex="Times New Roman1" style:font-size-complex="12pt"/>
    </style:style>
    <style:style style:name="P16" style:family="paragraph" style:parent-style-name="Plain_20_Text" style:list-style-name="WWNum1">
      <style:paragraph-properties fo:margin-top="0in" fo:margin-bottom="0.0598in"/>
      <style:text-properties style:font-name="Times New Roman" fo:font-size="12pt" style:font-size-asian="12pt" style:font-name-complex="Times New Roman1" style:font-size-complex="12pt"/>
    </style:style>
    <style:style style:name="P17" style:family="paragraph" style:parent-style-name="Plain_20_Text">
      <style:paragraph-properties fo:margin-left="0.5in" fo:margin-right="0in" fo:margin-top="0in" fo:margin-bottom="0.0598in" fo:text-indent="0in" style:auto-text-indent="false"/>
      <style:text-properties style:font-name="Times New Roman" fo:font-size="12pt" style:font-size-asian="12pt" style:font-name-complex="Times New Roman1" style:font-size-complex="12pt"/>
    </style:style>
    <style:style style:name="P18" style:family="paragraph" style:parent-style-name="Plain_20_Text">
      <style:paragraph-properties fo:margin-left="0.75in" fo:margin-right="0in" fo:margin-top="0in" fo:margin-bottom="0.0402in" fo:text-indent="0.25in" style:auto-text-indent="false"/>
      <style:text-properties style:font-name="Times New Roman" fo:font-size="12pt" style:font-size-asian="12pt" style:font-name-complex="Times New Roman1" style:font-size-complex="12pt"/>
    </style:style>
    <style:style style:name="P19" style:family="paragraph" style:parent-style-name="Plain_20_Text">
      <style:paragraph-properties fo:margin-left="0.75in" fo:margin-right="0in" fo:margin-top="0in" fo:margin-bottom="0.0402in" fo:text-indent="0in" style:auto-text-indent="false"/>
      <style:text-properties style:font-name="Times New Roman" fo:font-size="12pt" style:font-size-asian="12pt" style:font-name-complex="Times New Roman1" style:font-size-complex="12pt"/>
    </style:style>
    <style:style style:name="P20" style:family="paragraph" style:parent-style-name="Plain_20_Text">
      <style:paragraph-properties fo:margin-top="0in" fo:margin-bottom="0.0402in"/>
      <style:text-properties style:font-name="Times New Roman" fo:font-size="12pt" style:font-size-asian="12pt" style:font-name-complex="Times New Roman1" style:font-size-complex="12pt"/>
    </style:style>
    <style:style style:name="P21" style:family="paragraph" style:parent-style-name="Plain_20_Text">
      <style:paragraph-properties fo:margin-top="0in" fo:margin-bottom="0.0402in">
        <style:tab-stops>
          <style:tab-stop style:position="0.5in"/>
        </style:tab-stops>
      </style:paragraph-properties>
      <style:text-properties style:font-name="Times New Roman" fo:font-size="12pt" style:font-size-asian="12pt" style:font-name-complex="Times New Roman1" style:font-size-complex="12pt"/>
    </style:style>
    <style:style style:name="P22" style:family="paragraph" style:parent-style-name="Plain_20_Text" style:list-style-name="WWNum1">
      <style:paragraph-properties fo:margin-top="0in" fo:margin-bottom="0.0402in">
        <style:tab-stops>
          <style:tab-stop style:position="0.5in"/>
        </style:tab-stops>
      </style:paragraph-properties>
      <style:text-properties style:font-name="Times New Roman" fo:font-size="12pt" style:font-size-asian="12pt" style:font-name-complex="Times New Roman1" style:font-size-complex="12pt"/>
    </style:style>
    <style:style style:name="P23" style:family="paragraph" style:parent-style-name="Plain_20_Text" style:list-style-name="WWNum1">
      <style:paragraph-properties fo:margin-top="0in" fo:margin-bottom="0.0402in">
        <style:tab-stops>
          <style:tab-stop style:position="0.5in"/>
        </style:tab-stops>
      </style:paragraph-properties>
    </style:style>
    <style:style style:name="P24" style:family="paragraph" style:parent-style-name="Plain_20_Text">
      <style:paragraph-properties fo:margin-left="0.25in" fo:margin-right="0in" fo:margin-top="0in" fo:margin-bottom="0.0402in" fo:text-indent="0in" style:auto-text-indent="false"/>
      <style:text-properties style:font-name="Times New Roman" fo:font-size="12pt" style:font-size-asian="12pt" style:font-name-complex="Times New Roman1" style:font-size-complex="12pt"/>
    </style:style>
    <style:style style:name="P25" style:family="paragraph" style:parent-style-name="Plain_20_Text">
      <style:paragraph-properties fo:margin-left="0.25in" fo:margin-right="0in" fo:margin-top="0in" fo:margin-bottom="0.0402in" fo:text-indent="0.25in" style:auto-text-indent="false"/>
      <style:text-properties style:font-name="Times New Roman" fo:font-size="12pt" style:font-size-asian="12pt" style:font-name-complex="Times New Roman1" style:font-size-complex="12pt"/>
    </style:style>
    <style:style style:name="P26" style:family="paragraph" style:parent-style-name="List_20_Paragraph" style:list-style-name="WWNum2">
      <style:paragraph-properties>
        <style:tab-stops>
          <style:tab-stop style:position="0.5in"/>
        </style:tab-stops>
      </style:paragraph-properties>
    </style:style>
    <style:style style:name="P27" style:family="paragraph" style:parent-style-name="Table_20_Contents">
      <style:paragraph-properties fo:text-align="center" style:justify-single-word="false"/>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tab/>CSCD 240<text:tab/></text:p>
      <text:p text:style-name="P5"><text:span text:style-name="T1">NOTE: Your answers, for all problems, will be saved in a file named cscd240</text:span><text:bookmark-start text:name="_GoBack"/><text:span text:style-name="T1">Lab6</text:span><text:bookmark-end text:name="_GoBack"/><text:span text:style-name="T1">pointers.pdf for all problems</text:span></text:p>
      <text:p text:style-name="P6">NOTE: Your C file will be named cscd240Lab6.c</text:p>
      <text:p text:style-name="P6"/>
      <text:list xml:id="list2081045053" text:style-name="WWNum1">
        <text:list-item>
          <text:p text:style-name="P16">Type in, compile and execute the following code.</text:p>
        </text:list-item>
      </text:list>
      <text:p text:style-name="P2"/>
      <text:p text:style-name="P17">#include &lt;stdio.h&gt;</text:p>
      <text:p text:style-name="P17">int main()</text:p>
      <text:p text:style-name="P17">{</text:p>
      <text:p text:style-name="P11">int arr[] = { 200, 400, 600, 800, 1000, 1200, 1400, 1600, 1800, 2000};</text:p>
      <text:p text:style-name="P12"><text:tab/>int *ptr = arr;</text:p>
      <text:p text:style-name="P12"/>
      <text:p text:style-name="P12"><text:tab/>/* This gives us an idea of the memory map */</text:p>
      <text:p text:style-name="P12"><text:tab/>printf("sizeof(ptr) %ld\n", sizeof(ptr) );</text:p>
      <text:p text:style-name="P12"><text:tab/>printf("sizeof(arr[0]) %ld\n", sizeof(arr[0]) );</text:p>
      <text:p text:style-name="P12"/>
      <text:p text:style-name="P12"><text:tab/>printf("arr %p\n", arr);</text:p>
      <text:p text:style-name="P12"><text:tab/>printf("ptr %p\n", ptr);</text:p>
      <text:p text:style-name="P12"/>
      <text:p text:style-name="P12"><text:tab/>printf("arr[1] %p\n", &amp;arr[1]);</text:p>
      <text:p text:style-name="P12"><text:tab/>printf("arr[9] %p\n", &amp;arr[9]);</text:p>
      <text:p text:style-name="P12"><text:tab/>printf("&amp;ptr %p\n", &amp;ptr);</text:p>
      <text:p text:style-name="P12"><text:tab/>/* end memory map */</text:p>
      <text:p text:style-name="P11">return 0;</text:p>
      <text:p text:style-name="P11"/>
      <text:p text:style-name="P9"><text:tab/>}// end main</text:p>
      <text:p text:style-name="P9"/>
      <text:p text:style-name="P10">This code will provide a base address for arr and ptr. </text:p>
      <text:p text:style-name="P10"/>
      <text:p text:style-name="P10">For this problem use the base address of 0x5600bc</text:p>
      <text:p text:style-name="P10"/>
      <text:p text:style-name="P10">Answer /complete the following</text:p>
      <text:list xml:id="list97313844" text:continue-numbering="true" text:style-name="WWNum1">
        <text:list-item>
          <text:list>
            <text:list-item>
              <text:p text:style-name="P22">What is the size of ptr?</text:p>
            </text:list-item>
          </text:list>
        </text:list-item>
      </text:list>
      <text:p text:style-name="P10"><text:tab/>The size of ptr is 8.</text:p>
      <text:list xml:id="list1265410633" text:continue-numbering="true" text:style-name="WWNum1">
        <text:list-item>
          <text:list>
            <text:list-item>
              <text:p text:style-name="P22">What is the size of arr[0]?</text:p>
            </text:list-item>
          </text:list>
        </text:list-item>
      </text:list>
      <text:p text:style-name="P10"><text:tab/>The size of arr[0] is 4.</text:p>
      <text:list xml:id="list1058521250" text:continue-numbering="true" text:style-name="WWNum1">
        <text:list-item>
          <text:list>
            <text:list-item>
              <text:p text:style-name="P22"><text:soft-page-break/>Draw a memory map that shows the memory locations of each element of the array and of ptr. Please follow the patterns that we used in the classroom, with values shown in memory cell (box) and address shown outside of memory cell.</text:p>
            </text:list-item>
          </text:list>
        </text:list-item>
      </text:list>
      <table:table table:name="Table2" table:style-name="Table2">
        <table:table-column table:style-name="Table2.A"/>
        <table:table-row>
          <table:table-cell table:style-name="Table2.A1" office:value-type="string">
            <text:p text:style-name="Table_20_Contents">Base Address: <text:span text:style-name="T1">0x5600bc</text:span></text:p>
          </table:table-cell>
        </table:table-row>
        <table:table-row>
          <table:table-cell table:style-name="Table2.A2" office:value-type="string">
            <text:p text:style-name="Table_20_Contents">Arr[0] = 0x5600c0</text:p>
          </table:table-cell>
        </table:table-row>
        <table:table-row>
          <table:table-cell table:style-name="Table2.A2" office:value-type="string">
            <text:p text:style-name="Table_20_Contents">Arr[1] = 0x5600c4 </text:p>
          </table:table-cell>
        </table:table-row>
        <table:table-row>
          <table:table-cell table:style-name="Table2.A2" office:value-type="string">
            <text:p text:style-name="Table_20_Contents">Arr[2] = 0x5600c8 </text:p>
          </table:table-cell>
        </table:table-row>
        <table:table-row>
          <table:table-cell table:style-name="Table2.A2" office:value-type="string">
            <text:p text:style-name="Table_20_Contents"><text:span text:style-name="T1">Arr[3] = 0x0560cc </text:span></text:p>
          </table:table-cell>
        </table:table-row>
        <table:table-row>
          <table:table-cell table:style-name="Table2.A2" office:value-type="string">
            <text:p text:style-name="Table_20_Contents">Arr[4] = 0x0560d0 </text:p>
          </table:table-cell>
        </table:table-row>
        <table:table-row>
          <table:table-cell table:style-name="Table2.A2" office:value-type="string">
            <text:p text:style-name="Table_20_Contents">Arr[5] = 0x0560d4 </text:p>
          </table:table-cell>
        </table:table-row>
        <table:table-row>
          <table:table-cell table:style-name="Table2.A2" office:value-type="string">
            <text:p text:style-name="Table_20_Contents">Arr[6] = 0x0560d8 </text:p>
          </table:table-cell>
        </table:table-row>
        <table:table-row>
          <table:table-cell table:style-name="Table2.A2" office:value-type="string">
            <text:p text:style-name="Table_20_Contents">Arr[7] = 0x0560dc </text:p>
          </table:table-cell>
        </table:table-row>
        <table:table-row>
          <table:table-cell table:style-name="Table2.A2" office:value-type="string">
            <text:p text:style-name="Table_20_Contents">Arr[8] = 0x0560f0 </text:p>
          </table:table-cell>
        </table:table-row>
        <table:table-row>
          <table:table-cell table:style-name="Table2.A2" office:value-type="string">
            <text:p text:style-name="Table_20_Contents">Arr[9] = 0x0560f4 </text:p>
          </table:table-cell>
        </table:table-row>
        <table:table-row>
          <table:table-cell table:style-name="Table2.A2" office:value-type="string">
            <text:p text:style-name="Table_20_Contents">*ptr = 0x0560c0 </text:p>
          </table:table-cell>
        </table:table-row>
      </table:table>
      <text:list xml:id="list469982452" text:continue-numbering="true" text:style-name="WWNum1">
        <text:list-item>
          <text:list>
            <text:list-header>
              <text:p text:style-name="P22"/>
            </text:list-header>
          </text:list>
        </text:list-item>
        <text:list-item>
          <text:p text:style-name="P23"><text:span text:style-name="T1">Use the base address provided from problem #1 as the base address of the array. <text:s/>Based on the code below, create an educated guess that clearly outlines what you believe will happen as each line is executed. In your explanation clearly </text:span><text:span text:style-name="T2">explain what is happening</text:span><text:span text:style-name="T1">, don't just give memory addresses or values. If you only provide memory addresses or values you will receive </text:span><text:span text:style-name="T2">0 points</text:span><text:span text:style-name="T1"> for this problem. <text:s/>Your guesses will be clearly labeled in the PDF file. <text:s/>You must provide the line of code and then the explanation. NOTE: Where I provide the comment // reset ptr no explanation is required. </text:span></text:p>
        </text:list-item>
      </text:list>
      <text:p text:style-name="P3"><text:span text:style-name="T2">Note:</text:span><text:span text:style-name="T1"> the code provided in the below is code segment, not a complete program.</text:span></text:p>
      <text:p text:style-name="P4"/>
      <text:p text:style-name="P4">Ptr++; //I believe in this line that ptr increases increment up to arr[1] thus taking arr[1] memory <text:s text:c="2"/><text:tab/> <text:s text:c="4"/>//location.</text:p>
      <text:p text:style-name="P4">printf("*ptr %i\n", *ptr); //this line prints the value of arr[1]</text:p>
      <text:p text:style-name="P4">printf("ptr %p\n", ptr); //this line prints the memory address of &amp;arr[1]</text:p>
      <text:p text:style-name="P4"/>
      <text:p text:style-name="P4">*++ptr; //This increases the value of ptr from arr[1] to arr[2]</text:p>
      <text:p text:style-name="P4">printf("*++ptr %i\n", *ptr); //this line prints the value of arr[2]</text:p>
      <text:p text:style-name="P4">printf("ptr %p\n", ptr); //this line prints the memory address of &amp;arr[2]</text:p>
      <text:p text:style-name="P4"/>
      <text:p text:style-name="P4">*ptr++; //This line increases the value ptr from arr[2] to arr[3]</text:p>
      <text:p text:style-name="P4">printf("*ptr++ %i\n", *ptr); //this line prints the value of arr[3]</text:p>
      <text:p text:style-name="P4">printf("ptr %p\n", ptr); //this line prints the memory address of arr[3]</text:p>
      <text:p text:style-name="P4"/>
      <text:p text:style-name="P4"><text:soft-page-break/>ptr = arr; // reset ptr</text:p>
      <text:p text:style-name="P4"/>
      <text:p text:style-name="P4">// fun with printf repeat last couple of commands</text:p>
      <text:p text:style-name="P4">printf("*++ptr %i\n", *++ptr); //line prints the value of arr[1], while adding the 1 increment each time executed, preincrement.</text:p>
      <text:p text:style-name="P4">printf("ptr %p\n", ptr); //line prints the memory address of arr[1]</text:p>
      <text:p text:style-name="P4"/>
      <text:p text:style-name="P4">printf("*ptr++ %i\n", *ptr++); //line prints the value of arr[1], while adding 1 increment each time executed post increcrement. </text:p>
      <text:p text:style-name="P4">printf("ptr %p\n", ptr); //line prints the memory address of arr[1]</text:p>
      <text:p text:style-name="P4"/>
      <text:p text:style-name="P4">ptr = arr; // reset ptr</text:p>
      <text:p text:style-name="P4"/>
      <text:p text:style-name="P4">*ptr += 1; //adds +1 to the arr[0] value</text:p>
      <text:p text:style-name="P4">printf("*ptr %i\n", *ptr); //prints out 201, as the value of arr[0]</text:p>
      <text:p text:style-name="P4">printf("ptr %p\n", ptr); //prints out the memory location of arr[0]</text:p>
      <text:p text:style-name="P4"/>
      <text:p text:style-name="P4">printf("*(ptr+1) %i\n", *(ptr+1)); //increments the value of ptr by 1 resulting in it's value being that <text:tab/><text:tab/><text:tab/><text:tab/><text:tab/>//of arr[1] being 400</text:p>
      <text:p text:style-name="P4"/>
      <text:p text:style-name="P4">ptr = arr; // reset ptr</text:p>
      <text:p text:style-name="P4"/>
      <text:p text:style-name="P4"/>
      <text:p text:style-name="P4">*(arr+2) = *ptr+100; //adds 100 to the value of arr[0]</text:p>
      <text:p text:style-name="P4">printf("*(arr+2) %i\n", *(arr+2)); //prints out the value of arr[0]</text:p>
      <text:p text:style-name="P4"/>
      <text:p text:style-name="P4">ptr = arr + 5; //adds five to the value of arr resulting in the value of arr being arr[6]</text:p>
      <text:p text:style-name="P4">printf("*ptr %i\n", *ptr); //prints out the value of arr[6]</text:p>
      <text:p text:style-name="P4">printf("ptr %p\n", ptr); //prints out the memory location of arr[6]</text:p>
      <text:p text:style-name="P4"/>
      <text:p text:style-name="P4">ptr = arr; // reset ptr</text:p>
      <text:p text:style-name="P4"/>
      <text:p text:style-name="P4">arr[2] = *(ptr + 5); <text:s/>//sets the ptr value of arr[2] to that of arr[6]</text:p>
      <text:p text:style-name="P4">printf("arr[2] %i\n", arr[2]); //prints out the value of arr[2] which is now arr[6]</text:p>
      <text:p text:style-name="P4"/>
      <text:p text:style-name="P4">ptr = (arr + 10); //sets the ptr value to that of arr[10]</text:p>
      <text:p text:style-name="P4">printf("ptr %p\n", ptr); //prints out the value of arr[10]</text:p>
      <text:p text:style-name="P4">printf("*ptr %i\n", *ptr); //prints out the memory location of arr[10]</text:p>
      <text:p text:style-name="P7"/>
      <text:list xml:id="list1356103309" text:continue-numbering="true" text:style-name="WWNum1">
        <text:list-item>
          <text:p text:style-name="P22"><text:soft-page-break/>Edit the C file </text:p>
          <text:list>
            <text:list-item>
              <text:p text:style-name="P22">Add the code from problem #2 to your C file</text:p>
            </text:list-item>
            <text:list-item>
              <text:p text:style-name="P22">Compile and execute your C file - <text:s/>capture the output</text:p>
            </text:list-item>
            <text:list-item>
              <text:p text:style-name="P22">In the PDF clearly state the line of code, your guess and what the result was. <text:s/>If you guessed correctly then state – correct guess, otherwise clearly explain the incorrect guess.</text:p>
            </text:list-item>
          </text:list>
        </text:list-item>
      </text:list>
      <table:table table:name="Table1" table:style-name="Table1">
        <table:table-column table:style-name="Table1.A" table:number-columns-repeated="2"/>
        <table:table-row>
          <table:table-cell table:style-name="Table1.A1" office:value-type="string">
            <text:p text:style-name="P27">Guess</text:p>
          </table:table-cell>
          <table:table-cell table:style-name="Table1.B1" office:value-type="string">
            <text:p text:style-name="P27">Line of Code</text:p>
          </table:table-cell>
        </table:table-row>
        <table:table-row>
          <table:table-cell table:style-name="Table1.A2" office:value-type="string">
            <text:p text:style-name="Table_20_Contents">Correct</text:p>
          </table:table-cell>
          <table:table-cell table:style-name="Table1.B2" office:value-type="string">
            <text:p text:style-name="Table_20_Contents">21</text:p>
          </table:table-cell>
        </table:table-row>
        <table:table-row>
          <table:table-cell table:style-name="Table1.A2" office:value-type="string">
            <text:p text:style-name="Table_20_Contents">Correct</text:p>
          </table:table-cell>
          <table:table-cell table:style-name="Table1.B2" office:value-type="string">
            <text:p text:style-name="Table_20_Contents">25</text:p>
          </table:table-cell>
        </table:table-row>
        <table:table-row>
          <table:table-cell table:style-name="Table1.A2" office:value-type="string">
            <text:p text:style-name="Table_20_Contents">Correct</text:p>
          </table:table-cell>
          <table:table-cell table:style-name="Table1.B2" office:value-type="string">
            <text:p text:style-name="Table_20_Contents">29</text:p>
          </table:table-cell>
        </table:table-row>
        <table:table-row>
          <table:table-cell table:style-name="Table1.A2" office:value-type="string">
            <text:p text:style-name="Table_20_Contents">Correct</text:p>
          </table:table-cell>
          <table:table-cell table:style-name="Table1.B2" office:value-type="string">
            <text:p text:style-name="Table_20_Contents">36</text:p>
          </table:table-cell>
        </table:table-row>
        <table:table-row>
          <table:table-cell table:style-name="Table1.A2" office:value-type="string">
            <text:p text:style-name="Table_20_Contents">Correct</text:p>
          </table:table-cell>
          <table:table-cell table:style-name="Table1.B2" office:value-type="string">
            <text:p text:style-name="Table_20_Contents">37</text:p>
          </table:table-cell>
        </table:table-row>
        <table:table-row>
          <table:table-cell table:style-name="Table1.A2" office:value-type="string">
            <text:p text:style-name="Table_20_Contents">Correct</text:p>
          </table:table-cell>
          <table:table-cell table:style-name="Table1.B2" office:value-type="string">
            <text:p text:style-name="Table_20_Contents">44</text:p>
          </table:table-cell>
        </table:table-row>
        <table:table-row>
          <table:table-cell table:style-name="Table1.A2" office:value-type="string">
            <text:p text:style-name="Table_20_Contents">Correct</text:p>
          </table:table-cell>
          <table:table-cell table:style-name="Table1.B2" office:value-type="string">
            <text:p text:style-name="Table_20_Contents">48</text:p>
          </table:table-cell>
        </table:table-row>
        <table:table-row>
          <table:table-cell table:style-name="Table1.A2" office:value-type="string">
            <text:p text:style-name="Table_20_Contents">Correct</text:p>
          </table:table-cell>
          <table:table-cell table:style-name="Table1.B2" office:value-type="string">
            <text:p text:style-name="Table_20_Contents">53</text:p>
          </table:table-cell>
        </table:table-row>
        <table:table-row>
          <table:table-cell table:style-name="Table1.A2" office:value-type="string">
            <text:p text:style-name="Table_20_Contents">Correct</text:p>
          </table:table-cell>
          <table:table-cell table:style-name="Table1.B2" office:value-type="string">
            <text:p text:style-name="Table_20_Contents">54</text:p>
          </table:table-cell>
        </table:table-row>
        <table:table-row>
          <table:table-cell table:style-name="Table1.A2" office:value-type="string">
            <text:p text:style-name="Table_20_Contents">Correct</text:p>
          </table:table-cell>
          <table:table-cell table:style-name="Table1.B2" office:value-type="string">
            <text:p text:style-name="Table_20_Contents">56</text:p>
          </table:table-cell>
        </table:table-row>
        <table:table-row>
          <table:table-cell table:style-name="Table1.A2" office:value-type="string">
            <text:p text:style-name="Table_20_Contents">Correct</text:p>
          </table:table-cell>
          <table:table-cell table:style-name="Table1.B2" office:value-type="string">
            <text:p text:style-name="Table_20_Contents">57</text:p>
          </table:table-cell>
        </table:table-row>
        <table:table-row>
          <table:table-cell table:style-name="Table1.A2" office:value-type="string">
            <text:p text:style-name="Table_20_Contents">Correct </text:p>
          </table:table-cell>
          <table:table-cell table:style-name="Table1.B2" office:value-type="string">
            <text:p text:style-name="Table_20_Contents">58</text:p>
          </table:table-cell>
        </table:table-row>
      </table:table>
      <text:list xml:id="list387085422" text:continue-numbering="true" text:style-name="WWNum1">
        <text:list-item>
          <text:list>
            <text:list-header>
              <text:p text:style-name="P22"/>
            </text:list-header>
            <text:list-item>
              <text:p text:style-name="P22">Explain how the value for *ptr was deteremined based on </text:p>
            </text:list-item>
          </text:list>
        </text:list-item>
      </text:list>
      <text:p text:style-name="P25">ptr = (arr + 10);</text:p>
      <text:p text:style-name="P25">printf("ptr %p\n", ptr);</text:p>
      <text:p text:style-name="P25">printf("*ptr %i\n", *ptr);</text:p>
      <text:p text:style-name="P25"/>
      <text:p text:style-name="P25">The value of ptr was determined based on this line due to the fact that we are giving ptr the value <text:s/>of arr + 10. Thus changing the value of ptr from arr to arr+10 resulting in the change of the ptr value. Note that arr[10] doesn't exist so I'm assuming that the segment of code picked a random piece in memory. </text:p>
      <text:p text:style-name="P8"/>
      <text:p text:style-name="Standard"/>
      <text:p text:style-name="P13">TO TURN IN:</text:p>
      <text:p text:style-name="Standard">A zip file containing:</text:p>
      <text:list xml:id="list1859972245" text:style-name="WWNum2">
        <text:list-item>
          <text:p text:style-name="P26">Your PDF file</text:p>
        </text:list-item>
        <text:list-item>
          <text:p text:style-name="P26">Your C file</text:p>
        </text:list-item>
      </text:list>
      <text:p text:style-name="P1"/>
      <text:p text:style-name="Standard">You better know the naming scheme. </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fo:line-height="100%" fo:orphans="2" fo:widows="2" fo:hyphenation-ladder-count="no-limit" style:writing-mode="lr-tb"/>
      <style:text-properties style:use-window-font-color="true" style:font-name="Times New Roman" fo:font-size="12pt" style:font-name-asian="Times New Roman1" style:font-size-asian="12pt" style:language-asian="ar" style:country-asian="SA" style:font-name-complex="Times New Roman1"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default-outline-level="">
      <style:paragraph-properties fo:margin-top="0.1945in" fo:margin-bottom="0.1945in"/>
    </style:style>
    <style:style style:name="Plain_20_Text" style:display-name="Plain Text" style:family="paragraph" style:parent-style-name="Standard" style:default-outline-level="">
      <style:text-properties style:font-name="Courier New" fo:font-size="10pt" style:font-size-asian="10pt" style:font-name-complex="Courier New2"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lain_20_Text_20_Char" style:display-name="Plain Text Char" style:family="text" style:parent-style-name="Default_20_Paragraph_20_Font">
      <style:text-properties style:font-name="Courier New" fo:font-size="10pt" style:font-name-asian="Times New Roman1" style:font-size-asian="10pt" style:language-asian="ar" style:country-asian="SA" style:font-name-complex="Courier New2" style:font-size-complex="10pt"/>
    </style:style>
    <style:style style:name="ListLabel_20_1" style:display-name="ListLabel 1" style:family="text">
      <style:text-properties style:font-name-complex="Courier New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 Steiner</meta:initial-creator>
    <dc:creator>bigboss424 </dc:creator>
    <meta:editing-cycles>7</meta:editing-cycles>
    <meta:creation-date>2014-10-24T15:56:00</meta:creation-date>
    <dc:date>2014-10-28T22:10:21</dc:date>
    <meta:editing-duration>PT4S</meta:editing-duration>
    <meta:generator>LibreOffice/3.5$Linux_X86_64 LibreOffice_project/350m1$Build-2</meta:generator>
    <meta:document-statistic meta:table-count="2" meta:image-count="0" meta:object-count="0" meta:page-count="5" meta:paragraph-count="114" meta:word-count="901" meta:character-count="5133" meta:non-whitespace-character-count="4305"/>
    <meta:user-defined meta:name="AppVersion">14.0000</meta:user-defined>
    <meta:user-defined meta:name="Company">Eastern Washington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